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Caslon Pro" fo:font-size="13pt" fo:font-style="normal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dobe Caslon Pro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QUISITI DEL CLIENTE</text:p>
      <text:p text:style-name="Standard"/>
      <text:p text:style-name="P1">- <text:span text:style-name="T5">Si chiede di realizzare un videogame in 2D dell'edizione classica del gioco di società Monopoli Parker Brothers</text:span>, che preveda solamente giocatori umani e non giocatori governati da intelligenza artificiale.</text:p>
      <text:p text:style-name="P1">- La moneta virtuale da utilizzare è l'euro.</text:p>
      <text:p text:style-name="P1">- La Banca è interamente governata dal software, dunque non da giocatori umani.</text:p>
      <text:p text:style-name="P1">- Per poter giocare è necessario creare una nuova partita. Non possono essere create più partite contemporaneamente: per creare una nuova partita bisogna aver terminato quella in corso.</text:p>
      <text:p text:style-name="P1">- <text:span text:style-name="T1">L'ordine in cui i giocatori si susseguono nel giocare i loro turni durante la partita è stabilito dal sistema in modo casuale.</text:span></text:p>
      <text:p text:style-name="P1">- Durante lo svolgimento di una partita, ogni giocatore può abbandonare la partita in qualsiasi momento durante il suo turno; tutte le sue proprietà torneranno in possesso della banca, e non gli sarà più possibile rientrare in partita.</text:p>
      <text:p text:style-name="P1">- Sono proibiti gli scambi di proprietà tra i vari giocatori. L'unico modo per entrare in possesso di un terreno di un altro giocatore, è aspettare che quel terreno torni libero, ovvero di proprietà della Banca.</text:p>
      <text:p text:style-name="P1">- Il gioco non prevede le carte “uscite gratis di prigione”, dunque sono assenti negli imprevisti e nelle probabilità. Gli unici modi per uscire di prigione sono il pagamento della cauzione o un doppio numero con i dadi (al terzo turno di prigione è comunque obbligatorio pagare la cauzione).</text:p>
      <text:p text:style-name="P1">- Il gioco non prevede le aste dei terreni.</text:p>
      <text:p text:style-name="P1">- Deve essere possibile creare una partita a tempo, scaduto il quale la partita termini automaticamente. Il tempo massimo deve essere stabilito all'inizio del gioco. </text:p>
      <text:p text:style-name="P1">- Al termine di una partita il software deve calcolare il valore complessivo dei lotti posseduti da ogni giocatore (e relativi edifici) più il proprio capitale e porre l'elenco risultante in una schermata di statistiche; il giocatore con il valore complessivo maggiore vince la partita.</text:p>
      <text:p text:style-name="P1">- I terreni non possono essere ipotecati. Un giocatore ha tuttavia la possibilità di vendere i terreni in sua proprietà alla Banca per un importo pari alla metà del valore originale.</text:p>
      <text:p text:style-name="P1">- <text:span text:style-name="T1">Gli edifici possono essere eretti sui terreni da un giocatore solamente durante il suo turno e possono essere distribuiti a piacere sui terreni dello stesso gruppo.</text:span></text:p>
      <text:p text:style-name="P1">- I giocatori interagiscono con il videogame tramite appositi pulsanti grafici.</text:p>
      <text:p text:style-name="P1">- Deve essere possibile visualizzare il regolamento del gioco anche durante lo svolgimento di una partita.</text:p>
      <text:p text:style-name="P1">- Il videogame deve essere interamente compatibile con piattaforma Microsoft Windows (Windows XP, Windows Vista, Windows 7).</text:p>
      <text:p text:style-name="P1">- La creazione di una nuova partita non deve impiegare più di un secondo e tutti i comandi di gioco devono essere eseguiti in modo fluido e velo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18T18:54:10</meta:creation-date>
    <dc:date>2012-06-18T10:51:59</dc:date>
    <meta:editing-duration>PT19H58M28S</meta:editing-duration>
    <meta:editing-cycles>99</meta:editing-cycles>
    <meta:generator>NeoOffice/3.1.2$Unix OpenOffice.org_project/Patch 9</meta:generator>
    <meta:document-statistic meta:table-count="0" meta:image-count="0" meta:object-count="0" meta:page-count="1" meta:paragraph-count="18" meta:word-count="438" meta:character-count="2701"/>
  </office:meta>
</office:document-meta>
</file>